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33.85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25.95mm"/>
    </style:style>
    <style:style style:name="co7" style:family="table-column">
      <style:table-column-properties fo:break-before="auto" style:column-width="45.28mm"/>
    </style:style>
    <style:style style:name="co8" style:family="table-column">
      <style:table-column-properties fo:break-before="auto" style:column-width="26.4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 style:data-style-name="N112">
      <style:text-properties style:text-position=""/>
    </style:style>
    <style:style style:name="ce5" style:family="table-cell" style:parent-style-name="Default" style:data-style-name="N112">
      <style:text-properties style:text-position="" style:font-name="Liberation Sans" style:font-name-asian="Noto Sans CJK SC Regular" style:font-name-complex="FreeSans"/>
    </style:style>
    <style:style style:name="ce6" style:family="table-cell" style:parent-style-name="Default" style:data-style-name="N61"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style:font-name="Liberation Sans" style:font-name-asian="Noto Sans CJK SC Regular" style:font-name-complex="FreeSans"/>
    </style:style>
    <style:style style:name="ce10" style:family="table-cell" style:parent-style-name="Default" style:data-style-name="N112"/>
    <style:style style:name="ce11" style:family="table-cell" style:parent-style-name="Default" style:data-style-name="N112"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61"/>
  </office:automatic-styles>
  <office:body>
    <office:spreadsheet>
      <table:calculation-settings table:automatic-find-labels="false"/>
      <table:table table:name="Pri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# in EURO/GJ</text:p>
          </table:table-cell>
          <table:table-cell office:value-type="string" calcext:value-type="string">
            <text:p># in EURO/MWh</text:p>
          </table:table-cell>
          <table:table-cell office:value-type="string" calcext:value-type="string">
            <text:p># ton/GJ</text:p>
          </table:table-cell>
          <table:table-cell office:value-type="string" calcext:value-type="string">
            <text:p># ton/Mwh</text:p>
          </table:table-cell>
          <table:table-cell office:value-type="string" calcext:value-type="string">
            <text:p># in EURO/ton</text:p>
          </table:table-cell>
          <table:table-cell table:number-columns-repeated="2" office:value-type="string" calcext:value-type="string">
            <text:p># in EURO/MWh</text:p>
          </table:table-cell>
          <table:table-cell/>
          <table:table-cell office:value-type="string" calcext:value-type="string">
            <text:p># in EURO/MWh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eise renpassG!S</text:p>
          </table:table-cell>
          <table:table-cell table:number-columns-repeated="2" office:value-type="string" calcext:value-type="string">
            <text:p>[FUEL_PRICE]</text:p>
          </table:table-cell>
          <table:table-cell table:number-columns-repeated="2" office:value-type="string" calcext:value-type="string">
            <text:p>[FUEL_EMISSION]</text:p>
          </table:table-cell>
          <table:table-cell office:value-type="string" calcext:value-type="string">
            <text:p>[CO2_PRICE]</text:p>
          </table:table-cell>
          <table:table-cell office:value-type="string" calcext:value-type="string">
            <text:p>[FUEL_PRICE INCL. CO2]</text:p>
          </table:table-cell>
          <table:table-cell office:value-type="string" calcext:value-type="string">
            <text:p>[OPEX_VAR]</text:p>
          </table:table-cell>
          <table:table-cell office:value-type="string" calcext:value-type="string">
            <text:p>[ETA]</text:p>
          </table:table-cell>
          <table:table-cell office:value-type="string" calcext:value-type="string">
            <text:p>[MARG_PRI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 </text:p>
          </table:table-cell>
          <table:table-cell office:value-type="float" office:value="6.71" calcext:value-type="float">
            <text:p>6.71</text:p>
          </table:table-cell>
          <table:table-cell table:formula="of:=[.B5]*3.6" office:value-type="float" office:value="24.156" calcext:value-type="float">
            <text:p>24.156</text:p>
          </table:table-cell>
          <table:table-cell office:value-type="float" office:value="0.0559" calcext:value-type="float">
            <text:p>0.0559</text:p>
          </table:table-cell>
          <table:table-cell table:formula="of:=[.D5]*3.6" office:value-type="float" office:value="0.20124" calcext:value-type="float">
            <text:p>0.20124</text:p>
          </table:table-cell>
          <table:table-cell office:value-type="float" office:value="5.91" calcext:value-type="float">
            <text:p>5.91</text:p>
          </table:table-cell>
          <table:table-cell table:formula="of:=[.C5]+[.E5]*[.F5]" office:value-type="float" office:value="25.3453284" calcext:value-type="float">
            <text:p>25.3453284</text:p>
          </table:table-cell>
          <table:table-cell office:value-type="float" office:value="2" calcext:value-type="float">
            <text:p>2</text:p>
          </table:table-cell>
          <table:table-cell office:value-type="float" office:value="0.471" calcext:value-type="float">
            <text:p>0.471</text:p>
          </table:table-cell>
          <table:table-cell table:formula="of:=[.G5]/[.I5]+[.H5]" office:value-type="float" office:value="55.8117375796178" calcext:value-type="float">
            <text:p>55.8117375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mass</text:p>
          </table:table-cell>
          <table:table-cell office:value-type="float" office:value="5.56" calcext:value-type="float">
            <text:p>5.56</text:p>
          </table:table-cell>
          <table:table-cell table:formula="of:=[.B6]*3.6" office:value-type="float" office:value="20.016" calcext:value-type="float">
            <text:p>20.016</text:p>
          </table:table-cell>
          <table:table-cell office:value-type="float" office:value="0.002" calcext:value-type="float">
            <text:p>0.002</text:p>
          </table:table-cell>
          <table:table-cell table:formula="of:=[.D6]*3.6" office:value-type="float" office:value="0.0072" calcext:value-type="float">
            <text:p>0.0072</text:p>
          </table:table-cell>
          <table:table-cell office:value-type="float" office:value="5.91" calcext:value-type="float">
            <text:p>5.91</text:p>
          </table:table-cell>
          <table:table-cell table:formula="of:=[.C6]+[.E6]*[.F6]" office:value-type="float" office:value="20.058552" calcext:value-type="float">
            <text:p>20.058552</text:p>
          </table:table-cell>
          <table:table-cell table:formula="of:= 3.9" office:value-type="float" office:value="3.9" calcext:value-type="float">
            <text:p>3.9</text:p>
          </table:table-cell>
          <table:table-cell office:value-type="float" office:value="0.38" calcext:value-type="float">
            <text:p>0.38</text:p>
          </table:table-cell>
          <table:table-cell table:formula="of:=[.G6]/[.I6]+[.H6]" office:value-type="float" office:value="56.6856631578948" calcext:value-type="float">
            <text:p>56.6856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_coal </text:p>
          </table:table-cell>
          <table:table-cell office:value-type="float" office:value="3.61" calcext:value-type="float">
            <text:p>3.61</text:p>
          </table:table-cell>
          <table:table-cell table:formula="of:=[.B7]*3.6" office:value-type="float" office:value="12.996" calcext:value-type="float">
            <text:p>12.996</text:p>
          </table:table-cell>
          <table:table-cell office:value-type="float" office:value="0.0934" calcext:value-type="float">
            <text:p>0.0934</text:p>
          </table:table-cell>
          <table:table-cell table:formula="of:=[.D7]*3.6" office:value-type="float" office:value="0.33624" calcext:value-type="float">
            <text:p>0.33624</text:p>
          </table:table-cell>
          <table:table-cell office:value-type="float" office:value="5.91" calcext:value-type="float">
            <text:p>5.91</text:p>
          </table:table-cell>
          <table:table-cell table:formula="of:=[.C7]+[.E7]*[.F7]" office:value-type="float" office:value="14.9831784" calcext:value-type="float">
            <text:p>14.9831784</text:p>
          </table:table-cell>
          <table:table-cell table:formula="of:= 4" office:value-type="float" office:value="4" calcext:value-type="float">
            <text:p>4</text:p>
          </table:table-cell>
          <table:table-cell office:value-type="float" office:value="0.385" calcext:value-type="float">
            <text:p>0.385</text:p>
          </table:table-cell>
          <table:table-cell table:formula="of:=[.G7]/[.I7]+[.H7]" office:value-type="float" office:value="42.9173464935065" calcext:value-type="float">
            <text:p>42.9173464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nite</text:p>
          </table:table-cell>
          <table:table-cell office:value-type="float" office:value="1.15" calcext:value-type="float">
            <text:p>1.15</text:p>
          </table:table-cell>
          <table:table-cell table:formula="of:=[.B8]*3.6" office:value-type="float" office:value="4.14" calcext:value-type="float">
            <text:p>4.14</text:p>
          </table:table-cell>
          <table:table-cell office:value-type="float" office:value="0.1051" calcext:value-type="float">
            <text:p>0.1051</text:p>
          </table:table-cell>
          <table:table-cell table:formula="of:=[.D8]*3.6" office:value-type="float" office:value="0.37836" calcext:value-type="float">
            <text:p>0.37836</text:p>
          </table:table-cell>
          <table:table-cell office:value-type="float" office:value="5.91" calcext:value-type="float">
            <text:p>5.91</text:p>
          </table:table-cell>
          <table:table-cell table:formula="of:=[.C8]+[.E8]*[.F8]" office:value-type="float" office:value="6.3761076" calcext:value-type="float">
            <text:p>6.3761076</text:p>
          </table:table-cell>
          <table:table-cell table:formula="of:= 4.4" office:value-type="float" office:value="4.4" calcext:value-type="float">
            <text:p>4.4</text:p>
          </table:table-cell>
          <table:table-cell office:value-type="float" office:value="0.36" calcext:value-type="float">
            <text:p>0.36</text:p>
          </table:table-cell>
          <table:table-cell table:formula="of:=[.G8]/[.I8]+[.H8]" office:value-type="float" office:value="22.11141" calcext:value-type="float">
            <text:p>22.11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12.24" calcext:value-type="float">
            <text:p>12.24</text:p>
          </table:table-cell>
          <table:table-cell table:formula="of:=[.B9]*3.6" office:value-type="float" office:value="44.064" calcext:value-type="float">
            <text:p>44.064</text:p>
          </table:table-cell>
          <table:table-cell office:value-type="float" office:value="0.0733" calcext:value-type="float">
            <text:p>0.0733</text:p>
          </table:table-cell>
          <table:table-cell table:formula="of:=[.D9]*3.6" office:value-type="float" office:value="0.26388" calcext:value-type="float">
            <text:p>0.26388</text:p>
          </table:table-cell>
          <table:table-cell office:value-type="float" office:value="5.91" calcext:value-type="float">
            <text:p>5.91</text:p>
          </table:table-cell>
          <table:table-cell table:formula="of:=[.C9]+[.E9]*[.F9]" office:value-type="float" office:value="45.6235308" calcext:value-type="float">
            <text:p>45.6235308</text:p>
          </table:table-cell>
          <table:table-cell office:value-type="float" office:value="1.5" calcext:value-type="float">
            <text:p>1.5</text:p>
          </table:table-cell>
          <table:table-cell office:value-type="float" office:value="0.368" calcext:value-type="float">
            <text:p>0.368</text:p>
          </table:table-cell>
          <table:table-cell table:formula="of:=[.G9]/[.I9]+[.H9]" office:value-type="float" office:value="125.476985869565" calcext:value-type="float">
            <text:p>125.4769858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anium</text:p>
          </table:table-cell>
          <table:table-cell office:value-type="float" office:value="1.11" calcext:value-type="float">
            <text:p>1.11</text:p>
          </table:table-cell>
          <table:table-cell table:formula="of:=[.B10]*3.6" office:value-type="float" office:value="3.996" calcext:value-type="float">
            <text:p>3.996</text:p>
          </table:table-cell>
          <table:table-cell office:value-type="float" office:value="0.0088" calcext:value-type="float">
            <text:p>0.0088</text:p>
          </table:table-cell>
          <table:table-cell table:formula="of:=[.D10]*3.6" office:value-type="float" office:value="0.03168" calcext:value-type="float">
            <text:p>0.03168</text:p>
          </table:table-cell>
          <table:table-cell office:value-type="float" office:value="5.91" calcext:value-type="float">
            <text:p>5.91</text:p>
          </table:table-cell>
          <table:table-cell table:formula="of:=[.C10]+[.E10]*[.F10]" office:value-type="float" office:value="4.1832288" calcext:value-type="float">
            <text:p>4.1832288</text:p>
          </table:table-cell>
          <table:table-cell table:formula="of:= 0.5"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table:formula="of:=[.G10]/[.I10]+[.H10]" office:value-type="float" office:value="12.12008" calcext:value-type="float">
            <text:p>12.1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ed_fuels</text:p>
          </table:table-cell>
          <table:table-cell office:value-type="float" office:value="1.86" calcext:value-type="float">
            <text:p>1.86</text:p>
          </table:table-cell>
          <table:table-cell table:formula="of:=[.B11]*3.6" office:value-type="float" office:value="6.696" calcext:value-type="float">
            <text:p>6.696</text:p>
          </table:table-cell>
          <table:table-cell table:formula="of:= 0.0917" office:value-type="float" office:value="0.0917" calcext:value-type="float">
            <text:p>0.0917</text:p>
          </table:table-cell>
          <table:table-cell table:formula="of:=[.D11]*3.6" office:value-type="float" office:value="0.33012" calcext:value-type="float">
            <text:p>0.33012</text:p>
          </table:table-cell>
          <table:table-cell office:value-type="float" office:value="5.91" calcext:value-type="float">
            <text:p>5.91</text:p>
          </table:table-cell>
          <table:table-cell table:formula="of:=[.C11]+[.E11]*[.F11]" office:value-type="float" office:value="8.6470092" calcext:value-type="float">
            <text:p>8.6470092</text:p>
          </table:table-cell>
          <table:table-cell table:formula="of:= 23" office:value-type="float" office:value="23" calcext:value-type="float">
            <text:p>23</text:p>
          </table:table-cell>
          <table:table-cell office:value-type="float" office:value="0.26" calcext:value-type="float">
            <text:p>0.26</text:p>
          </table:table-cell>
          <table:table-cell table:formula="of:=[.G11]/[.I11]+[.H11]" office:value-type="float" office:value="56.2577276923077" calcext:value-type="float">
            <text:p>56.2577276923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Preise laut Kohlenstatistik.de (verwendet in “DESTATIS - Daten zur Energiepreisentwicklung” und auf der BAFA-Internetpräsenz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s </text:p>
          </table:table-cell>
          <table:table-cell table:style-name="ce2" table:formula="of:=237*1/29.3076" office:value-type="float" office:value="8.08663964295951" calcext:value-type="float">
            <text:p>8.086639643</text:p>
          </table:table-cell>
          <table:table-cell table:formula="of:=[.B14]*3.6" office:value-type="float" office:value="29.1119027146542" calcext:value-type="float">
            <text:p>29.1119027147</text:p>
          </table:table-cell>
          <table:table-cell office:value-type="float" office:value="0.0559" calcext:value-type="float">
            <text:p>0.0559</text:p>
          </table:table-cell>
          <table:table-cell table:formula="of:=[.D14]*3.6" office:value-type="float" office:value="0.20124" calcext:value-type="float">
            <text:p>0.20124</text:p>
          </table:table-cell>
          <table:table-cell office:value-type="float" office:value="5.91" calcext:value-type="float">
            <text:p>5.91</text:p>
          </table:table-cell>
          <table:table-cell table:formula="of:=[.C14]+[.E14]*[.F14]" office:value-type="float" office:value="30.3012311146542" calcext:value-type="float">
            <text:p>30.3012311147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G14:.H14])" office:value-type="float" office:value="32.3012311146542" calcext:value-type="float">
            <text:p>32.3012311147</text:p>
          </table:table-cell>
          <table:table-cell office:value-type="float" office:value="0.471" calcext:value-type="float">
            <text:p>0.471</text:p>
          </table:table-cell>
          <table:table-cell/>
        </table:table-row>
        <table:table-row table:style-name="ro1">
          <table:table-cell office:value-type="string" calcext:value-type="string">
            <text:p>biomass</text:p>
          </table:table-cell>
          <table:table-cell office:value-type="float" office:value="5.56" calcext:value-type="float">
            <text:p>5.56</text:p>
          </table:table-cell>
          <table:table-cell table:formula="of:=[.B15]*3.6" office:value-type="float" office:value="20.016" calcext:value-type="float">
            <text:p>20.016</text:p>
          </table:table-cell>
          <table:table-cell office:value-type="float" office:value="0.002" calcext:value-type="float">
            <text:p>0.002</text:p>
          </table:table-cell>
          <table:table-cell table:formula="of:=[.D15]*3.6" office:value-type="float" office:value="0.0072" calcext:value-type="float">
            <text:p>0.0072</text:p>
          </table:table-cell>
          <table:table-cell office:value-type="float" office:value="5.91" calcext:value-type="float">
            <text:p>5.91</text:p>
          </table:table-cell>
          <table:table-cell table:formula="of:=[.C15]+[.E15]*[.F15]" office:value-type="float" office:value="20.058552" calcext:value-type="float">
            <text:p>20.058552</text:p>
          </table:table-cell>
          <table:table-cell table:formula="of:= 3.9" office:value-type="float" office:value="3.9" calcext:value-type="float">
            <text:p>3.9</text:p>
          </table:table-cell>
          <table:table-cell/>
          <table:table-cell table:formula="of:=SUM([.G15:.H15])" office:value-type="float" office:value="23.958552" calcext:value-type="float">
            <text:p>23.958552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string" calcext:value-type="string">
            <text:p>hard_coal </text:p>
          </table:table-cell>
          <table:table-cell table:style-name="ce3" table:formula="of:=73*1/29.3076" office:value-type="float" office:value="2.49082149340103" calcext:value-type="float">
            <text:p>2.4908214934</text:p>
          </table:table-cell>
          <table:table-cell table:formula="of:=[.B16]*3.6" office:value-type="float" office:value="8.9669573762437" calcext:value-type="float">
            <text:p>8.9669573762</text:p>
          </table:table-cell>
          <table:table-cell office:value-type="float" office:value="0.0934" calcext:value-type="float">
            <text:p>0.0934</text:p>
          </table:table-cell>
          <table:table-cell table:formula="of:=[.D16]*3.6" office:value-type="float" office:value="0.33624" calcext:value-type="float">
            <text:p>0.33624</text:p>
          </table:table-cell>
          <table:table-cell office:value-type="float" office:value="5.91" calcext:value-type="float">
            <text:p>5.91</text:p>
          </table:table-cell>
          <table:table-cell table:formula="of:=[.C16]+[.E16]*[.F16]" office:value-type="float" office:value="10.9541357762437" calcext:value-type="float">
            <text:p>10.9541357762</text:p>
          </table:table-cell>
          <table:table-cell table:formula="of:= 4" office:value-type="float" office:value="4" calcext:value-type="float">
            <text:p>4</text:p>
          </table:table-cell>
          <table:table-cell/>
          <table:table-cell table:formula="of:=SUM([.G16:.H16])" office:value-type="float" office:value="14.9541357762437" calcext:value-type="float">
            <text:p>14.9541357762</text:p>
          </table:table-cell>
          <table:table-cell office:value-type="float" office:value="0.385" calcext:value-type="float">
            <text:p>0.385</text:p>
          </table:table-cell>
          <table:table-cell/>
        </table:table-row>
        <table:table-row table:style-name="ro1">
          <table:table-cell office:value-type="string" calcext:value-type="string">
            <text:p>lignite</text:p>
          </table:table-cell>
          <table:table-cell table:style-name="ce3" office:value-type="float" office:value="1.15" calcext:value-type="float">
            <text:p>1.15</text:p>
          </table:table-cell>
          <table:table-cell table:formula="of:=[.B17]*3.6" office:value-type="float" office:value="4.14" calcext:value-type="float">
            <text:p>4.14</text:p>
          </table:table-cell>
          <table:table-cell office:value-type="float" office:value="0.1051" calcext:value-type="float">
            <text:p>0.1051</text:p>
          </table:table-cell>
          <table:table-cell table:formula="of:=[.D17]*3.6" office:value-type="float" office:value="0.37836" calcext:value-type="float">
            <text:p>0.37836</text:p>
          </table:table-cell>
          <table:table-cell office:value-type="float" office:value="5.91" calcext:value-type="float">
            <text:p>5.91</text:p>
          </table:table-cell>
          <table:table-cell table:formula="of:=[.C17]+[.E17]*[.F17]" office:value-type="float" office:value="6.3761076" calcext:value-type="float">
            <text:p>6.3761076</text:p>
          </table:table-cell>
          <table:table-cell table:formula="of:= 4.4" office:value-type="float" office:value="4.4" calcext:value-type="float">
            <text:p>4.4</text:p>
          </table:table-cell>
          <table:table-cell/>
          <table:table-cell table:formula="of:=SUM([.G17:.H17])" office:value-type="float" office:value="10.7761076" calcext:value-type="float">
            <text:p>10.7761076</text:p>
          </table:table-cell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string" calcext:value-type="string">
            <text:p>oil</text:p>
          </table:table-cell>
          <table:table-cell table:style-name="ce3" table:formula="of:=309*1/29.3076" office:value-type="float" office:value="10.5433402939852" calcext:value-type="float">
            <text:p>10.543340294</text:p>
          </table:table-cell>
          <table:table-cell table:formula="of:=[.B18]*3.6" office:value-type="float" office:value="37.9560250583466" calcext:value-type="float">
            <text:p>37.9560250583</text:p>
          </table:table-cell>
          <table:table-cell office:value-type="float" office:value="0.0733" calcext:value-type="float">
            <text:p>0.0733</text:p>
          </table:table-cell>
          <table:table-cell table:formula="of:=[.D18]*3.6" office:value-type="float" office:value="0.26388" calcext:value-type="float">
            <text:p>0.26388</text:p>
          </table:table-cell>
          <table:table-cell office:value-type="float" office:value="5.91" calcext:value-type="float">
            <text:p>5.91</text:p>
          </table:table-cell>
          <table:table-cell table:formula="of:=[.C18]+[.E18]*[.F18]" office:value-type="float" office:value="39.5155558583466" calcext:value-type="float">
            <text:p>39.5155558583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SUM([.G18:.H18])" office:value-type="float" office:value="41.0155558583466" calcext:value-type="float">
            <text:p>41.0155558583</text:p>
          </table:table-cell>
          <table:table-cell office:value-type="float" office:value="0.368" calcext:value-type="float">
            <text:p>0.368</text:p>
          </table:table-cell>
          <table:table-cell/>
        </table:table-row>
        <table:table-row table:style-name="ro1">
          <table:table-cell office:value-type="string" calcext:value-type="string">
            <text:p>uranium</text:p>
          </table:table-cell>
          <table:table-cell office:value-type="float" office:value="1.11" calcext:value-type="float">
            <text:p>1.11</text:p>
          </table:table-cell>
          <table:table-cell table:formula="of:=[.B19]*3.6" office:value-type="float" office:value="3.996" calcext:value-type="float">
            <text:p>3.996</text:p>
          </table:table-cell>
          <table:table-cell office:value-type="float" office:value="0.0088" calcext:value-type="float">
            <text:p>0.0088</text:p>
          </table:table-cell>
          <table:table-cell table:formula="of:=[.D19]*3.6" office:value-type="float" office:value="0.03168" calcext:value-type="float">
            <text:p>0.03168</text:p>
          </table:table-cell>
          <table:table-cell office:value-type="float" office:value="5.91" calcext:value-type="float">
            <text:p>5.91</text:p>
          </table:table-cell>
          <table:table-cell table:formula="of:=[.C19]+[.E19]*[.F19]" office:value-type="float" office:value="4.1832288" calcext:value-type="float">
            <text:p>4.1832288</text:p>
          </table:table-cell>
          <table:table-cell table:formula="of:= 0.5" office:value-type="float" office:value="0.5" calcext:value-type="float">
            <text:p>0.5</text:p>
          </table:table-cell>
          <table:table-cell/>
          <table:table-cell table:formula="of:=SUM([.G19:.H19])" office:value-type="float" office:value="4.6832288" calcext:value-type="float">
            <text:p>4.6832288</text:p>
          </table:table-cell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string" calcext:value-type="string">
            <text:p>mixed_fuels</text:p>
          </table:table-cell>
          <table:table-cell office:value-type="float" office:value="1.86" calcext:value-type="float">
            <text:p>1.86</text:p>
          </table:table-cell>
          <table:table-cell table:formula="of:=[.B20]*3.6" office:value-type="float" office:value="6.696" calcext:value-type="float">
            <text:p>6.696</text:p>
          </table:table-cell>
          <table:table-cell table:formula="of:= 0.0917" office:value-type="float" office:value="0.0917" calcext:value-type="float">
            <text:p>0.0917</text:p>
          </table:table-cell>
          <table:table-cell table:formula="of:=[.D20]*3.6" office:value-type="float" office:value="0.33012" calcext:value-type="float">
            <text:p>0.33012</text:p>
          </table:table-cell>
          <table:table-cell office:value-type="float" office:value="5.91" calcext:value-type="float">
            <text:p>5.91</text:p>
          </table:table-cell>
          <table:table-cell table:formula="of:=[.C20]+[.E20]*[.F20]" office:value-type="float" office:value="8.6470092" calcext:value-type="float">
            <text:p>8.6470092</text:p>
          </table:table-cell>
          <table:table-cell table:formula="of:= 23" office:value-type="float" office:value="23" calcext:value-type="float">
            <text:p>23</text:p>
          </table:table-cell>
          <table:table-cell/>
          <table:table-cell table:formula="of:=SUM([.G20:.H20])" office:value-type="float" office:value="31.6470092" calcext:value-type="float">
            <text:p>31.6470092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Preise laut “Stromgestehungskosten Erneuerbarer Energien, 2013, S.15”</text:p>
          </table:table-cell>
          <table:table-cell table:style-name="ce1"/>
          <table:table-cell table:number-columns-repeated="10"/>
        </table:table-row>
        <table:table-row table:style-name="ro1"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EUR/Mwh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2050" calcext:value-type="float">
            <text:p>20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lignite</text:p>
          </table:table-cell>
          <table:table-cell office:value-type="string" calcext:value-type="string">
            <text:p>EUR/Mwh</text:p>
          </table:table-cell>
          <table:table-cell table:number-columns-repeated="5" office:value-type="float" office:value="1.16" calcext:value-type="float">
            <text:p>1.16</text:p>
          </table:table-cell>
          <table:table-cell table:formula="of:=SLOPE([.C26:.G26];[.$C$25:.$G$25])" office:value-type="float" office:value="0" calcext:value-type="float">
            <text:p>0</text:p>
          </table:table-cell>
          <table:table-cell table:style-name="ce3" table:formula="of:=INTERCEPT([.C26:.G26];[.$C$25:.$G$25])" office:value-type="float" office:value="1.16" calcext:value-type="float">
            <text:p>1.16</text:p>
          </table:table-cell>
          <table:table-cell table:style-name="ce4" table:formula="of:=[.H26]*[.$J$25]+[.I26]" office:value-type="float" office:value="1.16" calcext:value-type="float">
            <text:p>1.160</text:p>
          </table:table-cell>
          <table:table-cell table:style-name="ce5" table:formula="of:=[.H26]*[.$K$25]+[.I26]" office:value-type="float" office:value="1.16" calcext:value-type="float">
            <text:p>1.160</text:p>
          </table:table-cell>
          <table:table-cell table:style-name="ce5" table:formula="of:=[.H26]*[.$L$25]+[.I26]" office:value-type="float" office:value="1.16" calcext:value-type="float">
            <text:p>1.160</text:p>
          </table:table-cell>
        </table:table-row>
        <table:table-row table:style-name="ro1">
          <table:table-cell office:value-type="string" calcext:value-type="string">
            <text:p>hard_coal</text:p>
          </table:table-cell>
          <table:table-cell office:value-type="string" calcext:value-type="string">
            <text:p>EUR/Mwh</text:p>
          </table:table-cell>
          <table:table-cell office:value-type="float" office:value="11.4" calcext:value-type="float">
            <text:p>11.4</text:p>
          </table:table-cell>
          <table:table-cell office:value-type="float" office:value="10.85" calcext:value-type="float">
            <text:p>10.85</text:p>
          </table:table-cell>
          <table:table-cell office:value-type="float" office:value="14.35" calcext:value-type="float">
            <text:p>14.35</text:p>
          </table:table-cell>
          <table:table-cell office:value-type="float" office:value="18.8" calcext:value-type="float">
            <text:p>18.8</text:p>
          </table:table-cell>
          <table:table-cell office:value-type="float" office:value="20" calcext:value-type="float">
            <text:p>20</text:p>
          </table:table-cell>
          <table:table-cell table:formula="of:=SLOPE([.C27:.G27];[.$C$25:.$G$25])" office:value-type="float" office:value="0.271032461677187" calcext:value-type="float">
            <text:p>0.2710324617</text:p>
          </table:table-cell>
          <table:table-cell table:style-name="ce3" table:formula="of:=INTERCEPT([.C27:.G27];[.$C$25:.$G$25])" office:value-type="float" office:value="-535.278516681695" calcext:value-type="float">
            <text:p>-535.2785166817</text:p>
          </table:table-cell>
          <table:table-cell table:style-name="ce4" table:formula="of:=[.H27]*[.$J$25]+[.I27]" office:value-type="float" office:value="10.5808611361588" calcext:value-type="float">
            <text:p>10.581</text:p>
          </table:table-cell>
          <table:table-cell table:style-name="ce5" table:formula="of:=[.H27]*[.$K$25]+[.I27]" office:value-type="float" office:value="13.5622182146078" calcext:value-type="float">
            <text:p>13.562</text:p>
          </table:table-cell>
          <table:table-cell table:style-name="ce5" table:formula="of:=[.H27]*[.$L$25]+[.I27]" office:value-type="float" office:value="16.2725428313797" calcext:value-type="float">
            <text:p>16.273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EUR/Mwh</text:p>
          </table:table-cell>
          <table:table-cell office:value-type="float" office:value="28.7" calcext:value-type="float">
            <text:p>28.7</text:p>
          </table:table-cell>
          <table:table-cell office:value-type="float" office:value="29.8" calcext:value-type="float">
            <text:p>29.8</text:p>
          </table:table-cell>
          <table:table-cell office:value-type="float" office:value="32.5" calcext:value-type="float">
            <text:p>32.5</text:p>
          </table:table-cell>
          <table:table-cell office:value-type="float" office:value="39.8" calcext:value-type="float">
            <text:p>39.8</text:p>
          </table:table-cell>
          <table:table-cell office:value-type="float" office:value="47" calcext:value-type="float">
            <text:p>47</text:p>
          </table:table-cell>
          <table:table-cell table:formula="of:=SLOPE([.C28:.G28];[.$C$25:.$G$25])" office:value-type="float" office:value="0.502051397655545" calcext:value-type="float">
            <text:p>0.5020513977</text:p>
          </table:table-cell>
          <table:table-cell table:style-name="ce3" table:formula="of:=INTERCEPT([.C28:.G28];[.$C$25:.$G$25])" office:value-type="float" office:value="-983.905568079351" calcext:value-type="float">
            <text:p>-983.9055680794</text:p>
          </table:table-cell>
          <table:table-cell table:style-name="ce4" table:formula="of:=[.H28]*[.$J$25]+[.I28]" office:value-type="float" office:value="27.2259467989181" calcext:value-type="float">
            <text:p>27.226</text:p>
          </table:table-cell>
          <table:table-cell table:style-name="ce5" table:formula="of:=[.H28]*[.$K$25]+[.I28]" office:value-type="float" office:value="32.748512173129" calcext:value-type="float">
            <text:p>32.749</text:p>
          </table:table-cell>
          <table:table-cell table:style-name="ce5" table:formula="of:=[.H28]*[.$L$25]+[.I28]" office:value-type="float" office:value="37.7690261496846" calcext:value-type="float">
            <text:p>37.769</text:p>
          </table:table-cell>
        </table:table-row>
        <table:table-row table:style-name="ro1">
          <table:table-cell office:value-type="string" calcext:value-type="string">
            <text:p>biomass</text:p>
          </table:table-cell>
          <table:table-cell office:value-type="string" calcext:value-type="string">
            <text:p>EUR/Mwh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.5" calcext:value-type="float">
            <text:p>32.5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SLOPE([.C29:.G29];[.$C$25:.$G$25])" office:value-type="float" office:value="0.293056807935077" calcext:value-type="float">
            <text:p>0.2930568079</text:p>
          </table:table-cell>
          <table:table-cell table:style-name="ce3" table:formula="of:=INTERCEPT([.C29:.G29];[.$C$25:.$G$25])" office:value-type="float" office:value="-560.081154192967" calcext:value-type="float">
            <text:p>-560.081154193</text:p>
          </table:table-cell>
          <table:table-cell table:style-name="ce4" table:formula="of:=[.H29]*[.$J$25]+[.I29]" office:value-type="float" office:value="30.1352569882778" calcext:value-type="float">
            <text:p>30.135</text:p>
          </table:table-cell>
          <table:table-cell table:style-name="ce5" table:formula="of:=[.H29]*[.$K$25]+[.I29]" office:value-type="float" office:value="33.3588818755636" calcext:value-type="float">
            <text:p>33.359</text:p>
          </table:table-cell>
          <table:table-cell table:style-name="ce5" table:formula="of:=[.H29]*[.$L$25]+[.I29]" office:value-type="float" office:value="36.2894499549143" calcext:value-type="float">
            <text:p>36.289</text:p>
          </table:table-cell>
        </table:table-row>
        <table:table-row table:style-name="ro1">
          <table:table-cell office:value-type="string" calcext:value-type="string">
            <text:p>CO2-Zertifikate</text:p>
          </table:table-cell>
          <table:table-cell office:value-type="string" calcext:value-type="string">
            <text:p>EUR/tCO2</text:p>
          </table:table-cell>
          <table:table-cell office:value-type="float" office:value="5.3" calcext:value-type="float">
            <text:p>5.3</text:p>
          </table:table-cell>
          <table:table-cell office:value-type="float" office:value="19.3" calcext:value-type="float">
            <text:p>19.3</text:p>
          </table:table-cell>
          <table:table-cell office:value-type="float" office:value="35" calcext:value-type="float">
            <text:p>35</text:p>
          </table:table-cell>
          <table:table-cell office:value-type="float" office:value="42.9" calcext:value-type="float">
            <text:p>42.9</text:p>
          </table:table-cell>
          <table:table-cell office:value-type="float" office:value="47.5" calcext:value-type="float">
            <text:p>47.5</text:p>
          </table:table-cell>
          <table:table-cell table:formula="of:=SLOPE([.C30:.G30];[.$C$25:.$G$25])" office:value-type="float" office:value="1.13379170423805" calcext:value-type="float">
            <text:p>1.1337917042</text:p>
          </table:table-cell>
          <table:table-cell table:style-name="ce3" table:formula="of:=INTERCEPT([.C30:.G30];[.$C$25:.$G$25])" office:value-type="float" office:value="-2272.27743462579" calcext:value-type="float">
            <text:p>-2272.2774346258</text:p>
          </table:table-cell>
          <table:table-cell table:style-name="ce4" table:formula="of:=[.H30]*[.$J$25]+[.I30]" office:value-type="float" office:value="11.1790577096485" calcext:value-type="float">
            <text:p>11.179</text:p>
          </table:table-cell>
          <table:table-cell table:style-name="ce5" table:formula="of:=[.H30]*[.$K$25]+[.I30]" office:value-type="float" office:value="23.6507664562673" calcext:value-type="float">
            <text:p>23.651</text:p>
          </table:table-cell>
          <table:table-cell table:style-name="ce5" table:formula="of:=[.H30]*[.$L$25]+[.I30]" office:value-type="float" office:value="34.9886834986478" calcext:value-type="float">
            <text:p>34.989</text:p>
          </table:table-cell>
        </table:table-row>
        <table:table-row table:style-name="ro1">
          <table:table-cell table:number-columns-repeated="8"/>
          <table:table-cell table:style-name="ce3"/>
          <table:table-cell table:style-name="ce4"/>
          <table:table-cell table:style-name="ce5" table:number-columns-repeated="2"/>
        </table:table-row>
        <table:table-row table:style-name="ro1">
          <table:table-cell office:value-type="string" calcext:value-type="string">
            <text:p>eta_lignite</text:p>
          </table:table-cell>
          <table:table-cell office:value-type="string" calcext:value-type="string">
            <text:p>-</text:p>
          </table:table-cell>
          <table:table-cell office:value-type="float" office:value="0.45" calcext:value-type="float">
            <text:p>0.45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table:number-columns-repeated="2"/>
          <table:table-cell table:formula="of:=SLOPE([.C32:.G32];[.$C$25:.$G$25])" office:value-type="float" office:value="2.64657534246575" calcext:value-type="float">
            <text:p>2.6465753425</text:p>
          </table:table-cell>
          <table:table-cell table:style-name="ce3" table:formula="of:=INTERCEPT([.C32:.G32];[.$C$25:.$G$25])" office:value-type="float" office:value="-5316.91210045662" calcext:value-type="float">
            <text:p>-5316.9121004566</text:p>
          </table:table-cell>
          <table:table-cell table:style-name="ce4" table:formula="of:=[.H32]*[.$J$25]+[.I32]" office:value-type="float" office:value="13.2906392694058" calcext:value-type="float">
            <text:p>13.291</text:p>
          </table:table-cell>
          <table:table-cell table:style-name="ce5" table:formula="of:=[.H32]*[.$K$25]+[.I32]" office:value-type="float" office:value="42.4029680365293" calcext:value-type="float">
            <text:p>42.403</text:p>
          </table:table-cell>
          <table:table-cell table:style-name="ce5" office:value-type="float" office:value="48.5" calcext:value-type="float">
            <text:p>48.500</text:p>
          </table:table-cell>
        </table:table-row>
        <table:table-row table:style-name="ro1">
          <table:table-cell office:value-type="string" calcext:value-type="string">
            <text:p>eta_hard_coal</text:p>
          </table:table-cell>
          <table:table-cell office:value-type="string" calcext:value-type="string">
            <text:p>-</text:p>
          </table:table-cell>
          <table:table-cell office:value-type="float" office:value="0.46" calcext:value-type="float">
            <text:p>0.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SLOPE([.C33:.G33];[.$C$25:.$G$25])" office:value-type="float" office:value="2.77616438356164" calcext:value-type="float">
            <text:p>2.7761643836</text:p>
          </table:table-cell>
          <table:table-cell table:style-name="ce3" table:formula="of:=INTERCEPT([.C33:.G33];[.$C$25:.$G$25])" office:value-type="float" office:value="-5576.80821917808" calcext:value-type="float">
            <text:p>-5576.8082191781</text:p>
          </table:table-cell>
          <table:table-cell table:style-name="ce4" table:formula="of:=[.H33]*[.$J$25]+[.I33]" office:value-type="float" office:value="14.3868493150685" calcext:value-type="float">
            <text:p>14.387</text:p>
          </table:table-cell>
          <table:table-cell table:style-name="ce5" table:formula="of:=[.H33]*[.$K$25]+[.I33]" office:value-type="float" office:value="44.9246575342468" calcext:value-type="float">
            <text:p>44.925</text:p>
          </table:table-cell>
          <table:table-cell table:style-name="ce5" office:value-type="float" office:value="51" calcext:value-type="float">
            <text:p>51.000</text:p>
          </table:table-cell>
        </table:table-row>
        <table:table-row table:style-name="ro1">
          <table:table-cell office:value-type="string" calcext:value-type="string">
            <text:p>eta_cc</text:p>
          </table:table-cell>
          <table:table-cell office:value-type="string" calcext:value-type="string">
            <text:p>-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table:number-columns-repeated="2"/>
          <table:table-cell table:formula="of:=SLOPE([.C34:.G34];[.$C$25:.$G$25])" office:value-type="float" office:value="0.00116438356164383" calcext:value-type="float">
            <text:p>0.0011643836</text:p>
          </table:table-cell>
          <table:table-cell table:style-name="ce3" table:formula="of:=INTERCEPT([.C34:.G34];[.$C$25:.$G$25])" office:value-type="float" office:value="-1.74321917808218" calcext:value-type="float">
            <text:p>-1.7432191781</text:p>
          </table:table-cell>
          <table:table-cell table:style-name="ce4" table:formula="of:=[.H34]*[.$J$25]+[.I34]" office:value-type="float" office:value="0.601849315068493" calcext:value-type="float">
            <text:p>0.602</text:p>
          </table:table-cell>
          <table:table-cell table:style-name="ce5" table:formula="of:=[.H34]*[.$K$25]+[.I34]" office:value-type="float" office:value="0.614657534246575" calcext:value-type="float">
            <text:p>0.615</text:p>
          </table:table-cell>
          <table:table-cell table:style-name="ce5" office:value-type="float" office:value="0.62" calcext:value-type="float">
            <text:p>0.620</text:p>
          </table:table-cell>
        </table:table-row>
        <table:table-row table:style-name="ro1">
          <table:table-cell office:value-type="string" calcext:value-type="string">
            <text:p>eta_biomass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.4" calcext:value-type="float">
            <text:p>0.4</text:p>
          </table:table-cell>
          <table:table-cell table:number-columns-repeated="2"/>
          <table:table-cell table:formula="of:=SLOPE([.C35:.G35];[.$C$25:.$G$25])" office:value-type="float" office:value="0" calcext:value-type="float">
            <text:p>0</text:p>
          </table:table-cell>
          <table:table-cell table:style-name="ce3" table:formula="of:=INTERCEPT([.C35:.G35];[.$C$25:.$G$25])" office:value-type="float" office:value="0.4" calcext:value-type="float">
            <text:p>0.4</text:p>
          </table:table-cell>
          <table:table-cell table:style-name="ce4" table:formula="of:=[.H35]*[.$J$25]+[.I35]" office:value-type="float" office:value="0.4" calcext:value-type="float">
            <text:p>0.400</text:p>
          </table:table-cell>
          <table:table-cell table:style-name="ce5" table:formula="of:=[.H35]*[.$K$25]+[.I35]" office:value-type="float" office:value="0.4" calcext:value-type="float">
            <text:p>0.400</text:p>
          </table:table-cell>
          <table:table-cell table:style-name="ce5" table:formula="of:=[.H35]*[.$L$25]+[.I35]" office:value-type="float" office:value="0.4" calcext:value-type="float">
            <text:p>0.400</text:p>
          </table:table-cell>
        </table:table-row>
      </table:table>
      <table:table table:name="Efficiencies" table:style-name="ta1">
        <table:table-column table:style-name="co10" table:default-cell-style-name="Default"/>
        <table:table-column table:style-name="co9" table:number-columns-repeated="5" table:default-cell-style-name="Default"/>
        <table:table-column table:style-name="co9" table:number-columns-repeated="4" table:default-cell-style-name="ce3"/>
        <table:table-column table:style-name="co9" table:number-columns-repeated="3" table:default-cell-style-name="Default"/>
        <table:table-row table:style-name="ro1" table:number-rows-repeated="2"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Quadratische Regression aus Kraftwerksliste (y=a*x^2+b*x+c)</text:p>
          </table:table-cell>
          <table:table-cell table:number-columns-repeated="3"/>
          <table:table-cell table:style-name="ce1" table:number-columns-repeated="8"/>
          <table:table-cell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or 1970</text:p>
          </table:table-cell>
          <table:table-cell table:style-name="ce1" office:value-type="float" office:value="1975" calcext:value-type="float">
            <text:p>1975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035" calcext:value-type="float">
            <text:p>2035</text:p>
          </table:table-cell>
        </table:table-row>
        <table:table-row table:style-name="ro1">
          <table:table-cell table:style-name="ce1" office:value-type="string" calcext:value-type="string">
            <text:p>lignite (ohne KWK)</text:p>
          </table:table-cell>
          <table:table-cell office:value-type="float" office:value="-0.0018835263" calcext:value-type="float">
            <text:p>-0.0018835263</text:p>
          </table:table-cell>
          <table:table-cell office:value-type="float" office:value="7.7973661165" calcext:value-type="float">
            <text:p>7.7973661165</text:p>
          </table:table-cell>
          <table:table-cell office:value-type="float" office:value="-8019.0819354459" calcext:value-type="float">
            <text:p>-8019.0819354459</text:p>
          </table:table-cell>
          <table:table-cell office:value-type="float" office:value="0.28" calcext:value-type="float">
            <text:p>0.28</text:p>
          </table:table-cell>
          <table:table-cell table:formula="of:=([.B5]*[.$F$4]^2+[.C5]*[.$F$4]+[.D5])/100" office:value-type="float" office:value="0.337863707040988" calcext:value-type="float">
            <text:p>0.337863707</text:p>
          </table:table-cell>
          <table:table-cell table:formula="of:=([.B5]*[.$G$4]^2+[.C5]*[.$G$4]+[.D5])/100" office:value-type="float" office:value="0.371723903890997" calcext:value-type="float">
            <text:p>0.3717239039</text:p>
          </table:table-cell>
          <table:table-cell table:formula="of:=([.B5]*[.$H$4]^2+[.C5]*[.$H$4]+[.D5])/100" office:value-type="float" office:value="0.401817048141002" calcext:value-type="float">
            <text:p>0.4018170481</text:p>
          </table:table-cell>
          <table:table-cell table:formula="of:=([.B5]*[.$I$4]^2+[.C5]*[.$I$4]+[.D5])/100" office:value-type="float" office:value="0.428143139791009" calcext:value-type="float">
            <text:p>0.4281431398</text:p>
          </table:table-cell>
          <table:table-cell table:formula="of:=([.B5]*[.$J$4]^2+[.C5]*[.$J$4]+[.D5])/100" office:value-type="float" office:value="0.448615792302999" calcext:value-type="float">
            <text:p>0.4486157923</text:p>
          </table:table-cell>
          <table:table-cell table:number-columns-repeated="3"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% von P_inst DE 20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von P_inst DE 2025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% von P_inst DE 2035</text:p>
          </table:table-cell>
          <table:table-cell table:number-columns-repeated="12"/>
        </table:table-row>
        <table:table-row table:style-name="ro1">
          <table:table-cell table:style-name="ce3"/>
          <table:table-cell table:number-columns-repeated="12"/>
        </table:table-row>
        <table:table-row table:style-name="ro1">
          <table:table-cell table:style-name="ce1" office:value-type="string" calcext:value-type="string">
            <text:p>hard_coal (ohne KWK)</text:p>
          </table:table-cell>
          <table:table-cell office:value-type="float" office:value="-0.0023149901" calcext:value-type="float">
            <text:p>-0.0023149901</text:p>
          </table:table-cell>
          <table:table-cell office:value-type="float" office:value="9.4801862721" calcext:value-type="float">
            <text:p>9.4801862721</text:p>
          </table:table-cell>
          <table:table-cell office:value-type="float" office:value="-9655.7149109727" calcext:value-type="float">
            <text:p>-9655.7149109727</text:p>
          </table:table-cell>
          <table:table-cell office:value-type="float" office:value="0.33" calcext:value-type="float">
            <text:p>0.33</text:p>
          </table:table-cell>
          <table:table-cell table:formula="of:=([.B10]*[.$F$4]^2+[.C10]*[.$F$4]+[.D10])/100" office:value-type="float" office:value="0.377447176122969" calcext:value-type="float">
            <text:p>0.3774471761</text:p>
          </table:table-cell>
          <table:table-cell table:formula="of:=([.B10]*[.$G$4]^2+[.C10]*[.$G$4]+[.D10])/100" office:value-type="float" office:value="0.408729723732977" calcext:value-type="float">
            <text:p>0.4087297237</text:p>
          </table:table-cell>
          <table:table-cell table:formula="of:=([.B10]*[.$H$4]^2+[.C10]*[.$H$4]+[.D10])/100" office:value-type="float" office:value="0.435382291142978" calcext:value-type="float">
            <text:p>0.4353822911</text:p>
          </table:table-cell>
          <table:table-cell table:formula="of:=([.B10]*[.$I$4]^2+[.C10]*[.$I$4]+[.D10])/100" office:value-type="float" office:value="0.457404878352991" calcext:value-type="float">
            <text:p>0.4574048784</text:p>
          </table:table-cell>
          <table:table-cell table:formula="of:=([.B10]*[.$J$4]^2+[.C10]*[.$J$4]+[.D10])/100" office:value-type="float" office:value="0.473266573770998" calcext:value-type="float">
            <text:p>0.4732665738</text:p>
          </table:table-cell>
          <table:table-cell table:number-columns-repeated="3"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% von P_inst DE 20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von P_inst DE 2025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% von P_inst DE 2035</text:p>
          </table:table-cell>
          <table:table-cell table:number-columns-repeated="12"/>
        </table:table-row>
        <table:table-row table:style-name="ro1">
          <table:table-cell table:style-name="ce3"/>
          <table:table-cell table:number-columns-repeated="12"/>
        </table:table-row>
        <table:table-row table:style-name="ro1">
          <table:table-cell table:style-name="ce1" office:value-type="string" calcext:value-type="string">
            <text:p>gas-gt (ohne KWK)</text:p>
          </table:table-cell>
          <table:table-cell office:value-type="float" office:value="-0.0042857143" calcext:value-type="float">
            <text:p>-0.0042857143</text:p>
          </table:table-cell>
          <table:table-cell office:value-type="float" office:value="17.4371428749" calcext:value-type="float">
            <text:p>17.4371428749</text:p>
          </table:table-cell>
          <table:table-cell office:value-type="float" office:value="-17693.8000177625" calcext:value-type="float">
            <text:p>-17693.8000177625</text:p>
          </table:table-cell>
          <table:table-cell office:value-type="float" office:value="0.25" calcext:value-type="float">
            <text:p>0.25</text:p>
          </table:table-cell>
          <table:table-cell table:formula="of:=([.B15]*[.$F$4]^2+[.C15]*[.$F$4]+[.D15])/100" office:value-type="float" office:value="0.275928187275022" calcext:value-type="float">
            <text:p>0.2759281873</text:p>
          </table:table-cell>
          <table:table-cell table:formula="of:=([.B15]*[.$G$4]^2+[.C15]*[.$G$4]+[.D15])/100" office:value-type="float" office:value="0.322499611964995" calcext:value-type="float">
            <text:p>0.322499612</text:p>
          </table:table-cell>
          <table:table-cell table:formula="of:=([.B15]*[.$H$4]^2+[.C15]*[.$H$4]+[.D15])/100" office:value-type="float" office:value="0.360499608054997" calcext:value-type="float">
            <text:p>0.3604996081</text:p>
          </table:table-cell>
          <table:table-cell table:formula="of:=([.B15]*[.$I$4]^2+[.C15]*[.$I$4]+[.D15])/100" office:value-type="float" office:value="0.389928175545028" calcext:value-type="float">
            <text:p>0.3899281755</text:p>
          </table:table-cell>
          <table:table-cell table:formula="of:=([.B15]*[.$J$4]^2+[.C15]*[.$J$4]+[.D15])/100" office:value-type="float" office:value="0.409085314833028" calcext:value-type="float">
            <text:p>0.4090853148</text:p>
          </table:table-cell>
          <table:table-cell table:number-columns-repeated="3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% von P_inst DE 20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von P_inst DE 2025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% von P_inst DE 2035</text:p>
          </table:table-cell>
          <table:table-cell table:number-columns-repeated="12"/>
        </table:table-row>
        <table:table-row table:style-name="ro1">
          <table:table-cell table:style-name="ce3"/>
          <table:table-cell table:number-columns-repeated="12"/>
        </table:table-row>
        <table:table-row table:style-name="ro1">
          <table:table-cell table:style-name="ce1" office:value-type="string" calcext:value-type="string">
            <text:p>gas-cc (ohne KWK)</text:p>
          </table:table-cell>
          <table:table-cell office:value-type="float" office:value="-0.0103703704" calcext:value-type="float">
            <text:p>-0.0103703704</text:p>
          </table:table-cell>
          <table:table-cell office:value-type="float" office:value="41.7703703704" calcext:value-type="float">
            <text:p>41.7703703704</text:p>
          </table:table-cell>
          <table:table-cell office:value-type="float" office:value="-42001.2592592591" calcext:value-type="float">
            <text:p>-42001.2592592591</text:p>
          </table:table-cell>
          <table:table-cell office:value-type="float" office:value="0.4" calcext:value-type="float">
            <text:p>0.4</text:p>
          </table:table-cell>
          <table:table-cell table:formula="of:=([.B20]*[.$F$4]^2+[.C20]*[.$F$4]+[.D20])/100" office:value-type="float" office:value="0.44296180780897" calcext:value-type="float">
            <text:p>0.4429618078</text:p>
          </table:table-cell>
          <table:table-cell table:formula="of:=([.B20]*[.$G$4]^2+[.C20]*[.$G$4]+[.D20])/100" office:value-type="float" office:value="0.513332166448963" calcext:value-type="float">
            <text:p>0.5133321664</text:p>
          </table:table-cell>
          <table:table-cell table:formula="of:=([.B20]*[.$H$4]^2+[.C20]*[.$H$4]+[.D20])/100" office:value-type="float" office:value="0.562961784288927" calcext:value-type="float">
            <text:p>0.5629617843</text:p>
          </table:table-cell>
          <table:table-cell table:formula="of:=([.B20]*[.$I$4]^2+[.C20]*[.$I$4]+[.D20])/100" office:value-type="float" office:value="0.591850661328935" calcext:value-type="float">
            <text:p>0.5918506613</text:p>
          </table:table-cell>
          <table:table-cell table:formula="of:=([.B20]*[.$J$4]^2+[.C20]*[.$J$4]+[.D20])/100" office:value-type="float" office:value="0.600117317281038" calcext:value-type="float">
            <text:p>0.6001173173</text:p>
          </table:table-cell>
          <table:table-cell table:number-columns-repeated="3"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% von P_inst DE 20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von P_inst DE 2025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% von P_inst DE 203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lignite (mit KWK)</text:p>
          </table:table-cell>
          <table:table-cell table:style-name="ce6" office:value-type="float" office:value="0.00124999999999884" calcext:value-type="float">
            <text:p>1.25E-03</text:p>
          </table:table-cell>
          <table:table-cell office:value-type="float" office:value="-4.97249999999533" calcext:value-type="float">
            <text:p>-4.9725</text:p>
          </table:table-cell>
          <table:table-cell office:value-type="float" office:value="4977.52499999528" calcext:value-type="float">
            <text:p>4977.5249999953</text:p>
          </table:table-cell>
          <table:table-cell/>
          <table:table-cell office:value-type="float" office:value="0.325" calcext:value-type="float">
            <text:p>0.325</text:p>
          </table:table-cell>
          <table:table-cell table:number-columns-repeated="2" table:style-name="Default" office:value-type="float" office:value="0.325" calcext:value-type="float">
            <text:p>0.325</text:p>
          </table:table-cell>
          <table:table-cell table:formula="of:=[.B25]*[.$I$4]^2+[.C25]*[.$I$4]+[.D25]" office:value-type="float" office:value="32.6937499999804" calcext:value-type="float">
            <text:p>32.69375</text:p>
          </table:table-cell>
          <table:table-cell table:formula="of:=[.B25]*[.$J$4]^2+[.C25]*[.$J$4]+[.D25]" office:value-type="float" office:value="33.1549999999797" calcext:value-type="float">
            <text:p>33.155</text:p>
          </table:table-cell>
          <table:table-cell table:number-columns-repeated="2"/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string" calcext:value-type="string">
            <text:p>% von P_inst DE 20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von P_inst DE 2025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% von P_inst DE 203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hard_coal (mit KWK)</text:p>
          </table:table-cell>
          <table:table-cell table:style-name="ce6" office:value-type="float" office:value="-1.68896366545729E-019" calcext:value-type="float">
            <text:p>-1.69E-19</text:p>
          </table:table-cell>
          <table:table-cell office:value-type="float" office:value="0.100000000000001" calcext:value-type="float">
            <text:p>0.1</text:p>
          </table:table-cell>
          <table:table-cell office:value-type="float" office:value="-165.000000000001" calcext:value-type="float">
            <text:p>-165</text:p>
          </table:table-cell>
          <table:table-cell/>
          <table:table-cell office:value-type="float" office:value="0.35" calcext:value-type="float">
            <text:p>0.35</text:p>
          </table:table-cell>
          <table:table-cell table:number-columns-repeated="2" table:style-name="Default" office:value-type="float" office:value="0.35" calcext:value-type="float">
            <text:p>0.35</text:p>
          </table:table-cell>
          <table:table-cell table:formula="of:=[.B29]*[.$I$4]^2+[.C29]*[.$I$4]+[.D29]" office:value-type="float" office:value="35.5000000000003" calcext:value-type="float">
            <text:p>35.5</text:p>
          </table:table-cell>
          <table:table-cell table:formula="of:=[.B29]*[.$J$4]^2+[.C29]*[.$J$4]+[.D29]" office:value-type="float" office:value="36.4000000000003" calcext:value-type="float">
            <text:p>36.4</text:p>
          </table:table-cell>
          <table:table-cell table:number-columns-repeated="2"/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% von P_inst DE 20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von P_inst DE 2025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% von P_inst DE 203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gas (mit KWK)</text:p>
          </table:table-cell>
          <table:table-cell table:style-name="ce6" office:value-type="float" office:value="-0.00124999999999884" calcext:value-type="float">
            <text:p>-1.25E-03</text:p>
          </table:table-cell>
          <table:table-cell office:value-type="float" office:value="5.14749999999533" calcext:value-type="float">
            <text:p>5.1475</text:p>
          </table:table-cell>
          <table:table-cell office:value-type="float" office:value="-5245.52499999528" calcext:value-type="float">
            <text:p>-5245.5249999953</text:p>
          </table:table-cell>
          <table:table-cell/>
          <table:table-cell table:style-name="ce3" office:value-type="float" office:value="0.495" calcext:value-type="float">
            <text:p>0.495</text:p>
          </table:table-cell>
          <table:table-cell table:number-columns-repeated="2" office:value-type="float" office:value="0.495" calcext:value-type="float">
            <text:p>0.495</text:p>
          </table:table-cell>
          <table:table-cell table:formula="of:=[.B33]*[.$I$4]^2+[.C33]*[.$I$4]+[.D33]" office:value-type="float" office:value="50.1812500000196" calcext:value-type="float">
            <text:p>50.18125</text:p>
          </table:table-cell>
          <table:table-cell table:formula="of:=[.B33]*[.$J$4]^2+[.C33]*[.$J$4]+[.D33]" office:value-type="float" office:value="51.2950000000192" calcext:value-type="float">
            <text:p>51.295</text:p>
          </table:table-cell>
          <table:table-cell table:number-columns-repeated="2"/>
          <table:table-cell office:value-type="float" office:value="0.5275" calcext:value-type="float">
            <text:p>0.5275</text:p>
          </table:table-cell>
        </table:table-row>
        <table:table-row table:style-name="ro1">
          <table:table-cell office:value-type="string" calcext:value-type="string">
            <text:p>% von P_inst DE 20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von P_inst DE 2025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% von P_inst DE 203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15:24:14.164640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6:31:11.442288795</meta:creation-date>
    <dc:date>2016-07-15T14:23:35.900224554</dc:date>
    <meta:editing-duration>PT10H28M11S</meta:editing-duration>
    <meta:editing-cycles>68</meta:editing-cycles>
    <meta:generator>LibreOffice/5.1.4.2$Linux_X86_64 LibreOffice_project/10m0$Build-2</meta:generator>
    <meta:document-statistic meta:table-count="2" meta:cell-count="388" meta:object-count="0"/>
  </office:meta>
</office:document-meta>
</file>